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1.6229in" style:rel-column-width="15361*"/>
    </style:style>
    <style:style style:name="Table1.B" style:family="table-column">
      <style:table-column-properties style:column-width="5.3021in" style:rel-column-width="50174*"/>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8507in" style:rel-column-width="17512*"/>
    </style:style>
    <style:style style:name="Table2.B" style:family="table-column">
      <style:table-column-properties style:column-width="1.1965in" style:rel-column-width="11326*"/>
    </style:style>
    <style:style style:name="Table2.C" style:family="table-column">
      <style:table-column-properties style:column-width="3.8778in" style:rel-column-width="3669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margin-left="0.5118in" fo:margin-right="0in" fo:text-indent="0in" style:auto-text-indent="false"/>
      <style:text-properties style:font-name="Courier" fo:font-size="10pt" fo:font-weight="bold" style:font-size-asian="10pt" style:font-weight-asian="bold" style:font-size-complex="10pt" style:font-weight-complex="bold"/>
    </style:style>
    <style:style style:name="P3" style:family="paragraph" style:parent-style-name="Standard">
      <style:paragraph-properties fo:margin-left="0.5043in" fo:margin-right="0in" fo:text-indent="0in" style:auto-text-indent="false"/>
      <style:text-properties style:font-name="Courier" fo:font-size="10pt" fo:font-weight="bold" style:font-size-asian="10pt" style:font-weight-asian="bold" style:font-size-complex="10pt" style:font-weight-complex="bold"/>
    </style:style>
    <style:style style:name="P4" style:family="paragraph" style:parent-style-name="Standard">
      <style:text-properties style:font-name="Courier" fo:font-size="10pt" style:font-size-asian="10pt" style:font-size-complex="10pt"/>
    </style:style>
    <style:style style:name="P5" style:family="paragraph" style:parent-style-name="Standard">
      <style:text-properties style:font-name="Bitstream Vera Serif" fo:font-size="12pt" style:font-size-asian="12pt" style:font-size-complex="12pt"/>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P1">Lorica Developer's Guide</text:p>
      <text:p text:style-name="P1">Version 0.1</text:p>
      <text:p text:style-name="P1"/>
      <text:p text:style-name="P1">A Product of Open Messaging and Collaboration</text:p>
      <text:p text:style-name="P1">and</text:p>
      <text:p text:style-name="P1">Object Computing, Inc.</text:p>
      <text:p text:style-name="Standard"/>
      <text:p text:style-name="Standard"/>
      <text:h text:style-name="Heading_20_1" text:outline-level="1">Running the Proxy</text:h>
      <text:p text:style-name="Standard">The proxy executable may be bootstrapped as a Windows NT or Unix start-up service. It may also be run from the command line. The proxy is configured via a text file, by default it reads “lorica.conf” from the startup directory. See below for details about the contents of this configuration file. </text:p>
      <text:p text:style-name="Standard"/>
      <text:p text:style-name="Standard">A file named “lorica.pid” is used to store the process ID of the proxy during its run. This file is removed when the proxy is shut down. The presence of this PID file may be used in test scripts to determine if the proxy is running.</text:p>
      <text:p text:style-name="Standard"/>
      <text:p text:style-name="Standard">The proxy accepts command line options as shown in this table.</text:p>
      <table:table table:name="Table1" table:style-name="Table1">
        <table:table-column table:style-name="Table1.A"/>
        <table:table-column table:style-name="Table1.B"/>
        <table:table-header-rows>
          <table:table-row>
            <table:table-cell table:style-name="Table1.A1" office:value-type="string">
              <text:p text:style-name="Table_20_Heading">Option</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c &lt;num&gt;</text:p>
          </table:table-cell>
          <table:table-cell table:style-name="Table1.B2" office:value-type="string">
            <text:p text:style-name="Table_20_Contents">Set the CORBA debug level, passing -ORBDebugLevel &lt;num&gt; to ORB_init.</text:p>
          </table:table-cell>
        </table:table-row>
        <table:table-row>
          <table:table-cell table:style-name="Table1.A2" office:value-type="string">
            <text:p text:style-name="Table_20_Contents">-d</text:p>
          </table:table-cell>
          <table:table-cell table:style-name="Table1.B2" office:value-type="string">
            <text:p text:style-name="Table_20_Contents">Run in <text:span text:style-name="T1">debug</text:span> mode as an ordinary application, not an NT service.</text:p>
          </table:table-cell>
        </table:table-row>
        <table:table-row>
          <table:table-cell table:style-name="Table1.A2" office:value-type="string">
            <text:p text:style-name="Table_20_Contents">-f &lt;filename&gt;</text:p>
          </table:table-cell>
          <table:table-cell table:style-name="Table1.B2" office:value-type="string">
            <text:p text:style-name="Table_20_Contents">Override the default config file name. Loads configuration from the supplied file instead.</text:p>
          </table:table-cell>
        </table:table-row>
        <table:table-row>
          <table:table-cell table:style-name="Table1.A2" office:value-type="string">
            <text:p text:style-name="Table_20_Contents">-i</text:p>
          </table:table-cell>
          <table:table-cell table:style-name="Table1.B2" office:value-type="string">
            <text:p text:style-name="Table_20_Contents">install as an NT service.</text:p>
          </table:table-cell>
        </table:table-row>
        <table:table-row>
          <table:table-cell table:style-name="Table1.A2" office:value-type="string">
            <text:p text:style-name="Table_20_Contents">-k</text:p>
          </table:table-cell>
          <table:table-cell table:style-name="Table1.B2" office:value-type="string">
            <text:p text:style-name="Table_20_Contents">kill a running service.</text:p>
          </table:table-cell>
        </table:table-row>
        <table:table-row>
          <table:table-cell table:style-name="Table1.A2" office:value-type="string">
            <text:p text:style-name="Table_20_Contents">-r</text:p>
          </table:table-cell>
          <table:table-cell table:style-name="Table1.B2" office:value-type="string">
            <text:p text:style-name="Table_20_Contents">remove as an NT service.</text:p>
          </table:table-cell>
        </table:table-row>
        <table:table-row>
          <table:table-cell table:style-name="Table1.A2" office:value-type="string">
            <text:p text:style-name="Table_20_Contents">-s</text:p>
          </table:table-cell>
          <table:table-cell table:style-name="Table1.B2" office:value-type="string">
            <text:p text:style-name="Table_20_Contents">Run as an NT service when started.</text:p>
          </table:table-cell>
        </table:table-row>
        <table:table-row>
          <table:table-cell table:style-name="Table1.A2" office:value-type="string">
            <text:p text:style-name="Table_20_Contents">-t</text:p>
          </table:table-cell>
          <table:table-cell table:style-name="Table1.B2" office:value-type="string">
            <text:p text:style-name="Table_20_Contents">start the service.</text:p>
          </table:table-cell>
        </table:table-row>
        <table:table-row>
          <table:table-cell table:style-name="Table1.A2" office:value-type="string">
            <text:p text:style-name="Table_20_Contents">-h</text:p>
          </table:table-cell>
          <table:table-cell table:style-name="Table1.B2" office:value-type="string">
            <text:p text:style-name="Table_20_Contents">Show the command line option list.</text:p>
          </table:table-cell>
        </table:table-row>
      </table:table>
      <text:p text:style-name="Standard"/>
      <text:h text:style-name="Heading_20_2" text:outline-level="2">The Configuration File</text:h>
      <text:p text:style-name="Standard">The Lorica proxy is configured by reading the default or supplied text configuration file. This file contains a series of name value pairs, and may contain descriptive comments.</text:p>
      <text:p text:style-name="Standard"><text:line-break/>The following table shows the configuration options used by the Lorica proxy.</text:p>
      <text:p text:style-name="Standard"/>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Value</text:p>
            </table:table-cell>
            <table:table-cell table:style-name="Table2.A1" office:value-type="string">
              <text:p text:style-name="Table_20_Heading">Required?</text:p>
            </table:table-cell>
            <table:table-cell table:style-name="Table2.C1" office:value-type="string">
              <text:p text:style-name="Table_20_Heading">Description</text:p>
            </table:table-cell>
          </table:table-row>
        </table:table-header-rows>
        <table:table-row>
          <table:table-cell table:style-name="Table2.A2" office:value-type="string">
            <text:p text:style-name="Table_20_Contents">External_Address</text:p>
          </table:table-cell>
          <table:table-cell table:style-name="Table2.A2" office:value-type="string">
            <text:p text:style-name="Table_20_Contents">yes</text:p>
          </table:table-cell>
          <table:table-cell table:style-name="Table2.C2" office:value-type="string">
            <text:p text:style-name="Table_20_Contents">The hostname and port used to listen for connections coming from outside the protected enclave. See below for details about the format of this value.</text:p>
            <text:p text:style-name="Table_20_Contents"/>
            <text:p text:style-name="Table_20_Contents"/>
          </table:table-cell>
        </table:table-row>
        <table:table-row>
          <table:table-cell table:style-name="Table2.A2" office:value-type="string">
            <text:p text:style-name="Table_20_Contents">Internal_Address</text:p>
          </table:table-cell>
          <table:table-cell table:style-name="Table2.A2" office:value-type="string">
            <text:p text:style-name="Table_20_Contents">yes</text:p>
          </table:table-cell>
          <table:table-cell table:style-name="Table2.C2" office:value-type="string">
            <text:p text:style-name="Table_20_Contents">The hostname and port used to listen for connections coming from inside the enclave. This includes connections used to register new object references for mapping, or for clients tunneling new connections through the proxy.</text:p>
          </table:table-cell>
        </table:table-row>
        <table:table-row>
          <table:table-cell table:style-name="Table2.A2" office:value-type="string">
            <text:p text:style-name="Table_20_Contents">ORB_Option</text:p>
          </table:table-cell>
          <table:table-cell table:style-name="Table2.A2" office:value-type="string">
            <text:p text:style-name="Table_20_Contents">no</text:p>
          </table:table-cell>
          <table:table-cell table:style-name="Table2.C2" office:value-type="string">
            <text:p text:style-name="Table_20_Contents">A list of arguments to be supplied to ORB_init. Multiple ORB_Option values may be supplied, these will be concatenated to make the final list of ORB_init arguments.</text:p>
            <text:p text:style-name="Table_20_Contents"/>
            <text:p text:style-name="Table_20_Contents">Note that endpoint values should not be supplied here, they will be filtered out by the endpoint policies.</text:p>
          </table:table-cell>
        </table:table-row>
        <table:table-row>
          <table:table-cell table:style-name="Table2.A2" office:value-type="string">
            <text:p text:style-name="Table_20_Contents">Null_Evaluator_Any</text:p>
          </table:table-cell>
          <table:table-cell table:style-name="Table2.A2" office:value-type="string">
            <text:p text:style-name="Table_20_Contents">no</text:p>
          </table:table-cell>
          <table:table-cell table:style-name="Table2.C2" office:value-type="string">
            <text:p text:style-name="Table_20_Contents">Takes a yes/no value indicating that the Null evaluator may support any type not explicitly handled by any other evaluator. This option should only be used for debugging.</text:p>
          </table:table-cell>
        </table:table-row>
        <table:table-row>
          <table:table-cell table:style-name="Table2.A2" office:value-type="string">
            <text:p text:style-name="Table_20_Contents">Null_Eval_Type_ID</text:p>
          </table:table-cell>
          <table:table-cell table:style-name="Table2.A2" office:value-type="string">
            <text:p text:style-name="Table_20_Contents">no</text:p>
          </table:table-cell>
          <table:table-cell table:style-name="Table2.C2" office:value-type="string">
            <text:p text:style-name="Table_20_Contents">A list of repository Type IDs supplied to the Null evaluator. This list supersedes the Null_Eval_Any option if both are set. </text:p>
          </table:table-cell>
        </table:table-row>
        <table:table-row>
          <table:table-cell table:style-name="Table2.A2" office:value-type="string">
            <text:p text:style-name="Table_20_Contents">Generic_Evaluator</text:p>
          </table:table-cell>
          <table:table-cell table:style-name="Table2.A2" office:value-type="string">
            <text:p text:style-name="Table_20_Contents">no</text:p>
          </table:table-cell>
          <table:table-cell table:style-name="Table2.C2" office:value-type="string">
            <text:p text:style-name="Table_20_Contents">Takes a yes/no value indicating that the Generic evaluator is to be loaded. The Generic evaluator supports any type defined in the Interface Repository ID. </text:p>
          </table:table-cell>
        </table:table-row>
        <table:table-row>
          <table:table-cell table:style-name="Table2.A2" office:value-type="string">
            <text:p text:style-name="Table_20_Contents">IFR_CmdOption</text:p>
          </table:table-cell>
          <table:table-cell table:style-name="Table2.A2" office:value-type="string">
            <text:p text:style-name="Table_20_Contents">no</text:p>
          </table:table-cell>
          <table:table-cell table:style-name="Table2.C2" office:value-type="string">
            <text:p text:style-name="Table_20_Contents">Takes IFR command line options. E.g., -p for persistence.</text:p>
          </table:table-cell>
        </table:table-row>
      </table:table>
      <text:h text:style-name="Heading_20_2" text:outline-level="2">The Endpoint Definition Details</text:h>
      <text:p text:style-name="Standard">The configuration of internal and external endpoints serves two purposes, to supply -ORBEndpoint arguments to ORB_init, and to construct separate internal and external endpoint policy objects, used to initialize their respective POAs. </text:p>
      <text:p text:style-name="Standard"/>
      <text:p text:style-name="Standard">The general syntax of the endpoint value is shown here:</text:p>
      <text:p text:style-name="P2">value = &lt;host&gt;”:”&lt;port&gt;[“/”&lt;option_list&gt;]</text:p>
      <text:p text:style-name="P2">option_list = [&lt;option&gt;”,”]*&lt;option&gt;</text:p>
      <text:p text:style-name="P2">option = “ssl_port=”&lt;port&gt; | “alias=”&lt;host&gt;</text:p>
      <text:p text:style-name="P2">host = DNS style hostname | ipv4_address | “[“ ipv6_address “]”</text:p>
      <text:p text:style-name="P2">port = number</text:p>
      <text:p text:style-name="P2"/>
      <text:p text:style-name="Standard">Here are some example endpoint values:</text:p>
      <text:p text:style-name="P2">10.20.100.50:12345</text:p>
      <text:p text:style-name="P2">mydomain.com:951/ssl_port=952</text:p>
      <text:p text:style-name="P2">10.20.100.50:951/ssl_port=952,alias=mydomain.com</text:p>
      <text:p text:style-name="P2">[fe80::20e:a6ff:fe90:7a15]:12453/alias=mydomain.com</text:p>
      <text:p text:style-name="Standard"/>
      <text:h text:style-name="Heading_20_2" text:outline-level="2">Using Service Configuration Directives</text:h>
      <text:p text:style-name="Standard">In order to use the ssl_port option, you must also ensure that SSLIOP is loaded. This is done by supplying ACE Service Configuration directives to the ORB via ORB Options. The most direct way is to use the form:</text:p>
      <text:p text:style-name="P2">ORB_Option -ORBSvcDirective &lt;directive&gt;</text:p>
      <text:p text:style-name="P2"/>
      <text:p text:style-name="Standard">Where &lt;directive&gt; is some single service configuration directive. Note that directives will contain spaces, so the entire directive parameter must be framed in quotes. Further, directives may also take an internal list of parameters, itself passed as a quoted string.</text:p>
      <text:p text:style-name="Standard"/>
      <text:p text:style-name="Standard">A simpler way of managing these service configuration directives is to place them in a second file, <text:s/>traditionally named “svc.conf”. You will likely want to name your file something else, as all TAO applications will read “svc.conf” by default. To configure the use of an alternative service configuration file, add </text:p>
      <text:p text:style-name="P2">ORB_Option -ORBSvcConf &lt;filename&gt;</text:p>
      <text:p text:style-name="P2"/>
      <text:p text:style-name="Standard">in your lorica.conf file to specify the name of the file containing the service configuration directives.</text:p>
      <text:p text:style-name="Standard"/>
      <text:p text:style-name="Standard">The following is an example of a typical service configuration directive for loading SSLIOP:</text:p>
      <text:p text:style-name="P3">dynamic SSLIOP_Factory Service_Object *</text:p>
      <text:p text:style-name="P3"><text:s text:c="8"/>TAO_SSLIOP:_make_TAO_SSLIOP_Protocol_Factory()</text:p>
      <text:p text:style-name="P3"><text:s text:c="8"/>"-SSLNoProtection"</text:p>
      <text:p text:style-name="P3">static Resource_Factory "-ORBProtocolFactory SSLIOP_Factory"</text:p>
      <text:p text:style-name="P4"/>
      <text:p text:style-name="P5">Note that two directives, “dynamic SSLIOP_Factory...” and “static Resource_Factory...” are needed to initialize the protocol. TAO's SSLIOP takes several configuration options, the example -SSLNoProtection instructs the ORB to accept unprotected as well as protected connections. Refer to the OCI TAO developer's guide (version 1.4a or later) or online documentation for a more complete discussion of service configuration options and SSLIOP.</text:p>
      <text:h text:style-name="Heading_20_2" text:outline-level="2">The Generic Evaluator</text:h>
      <text:p text:style-name="Text_20_body">The generic evaluator exists to provide IOR conversion in data passed through the Lorica using information about types and operations as known to the Interface Repository (IFR). The generic evaluator by default loads an instance of the IFR to support collocated invocations as a performance optimization. If an organization is already running an IFR, the Lorica may use that instead. The generic evaluator maintains an internal cache of information related to interfaces and operations seen by the evaluator so as to minimize interaction with the IF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Phil Mesnier</meta:initial-creator>
    <meta:creation-date>2007-03-19T10:06:09</meta:creation-date>
    <dc:creator>Phil Mesnier</dc:creator>
    <dc:date>2007-05-22T14:08:21</dc:date>
    <dc:language>en-US</dc:language>
    <meta:editing-cycles>7</meta:editing-cycles>
    <meta:editing-duration>P1DT7H31M21S</meta:editing-duration>
    <meta:user-defined meta:name="Info 1"/>
    <meta:user-defined meta:name="Info 2"/>
    <meta:user-defined meta:name="Info 3"/>
    <meta:user-defined meta:name="Info 4"/>
    <meta:document-statistic meta:table-count="2" meta:image-count="0" meta:object-count="0" meta:page-count="4" meta:paragraph-count="85" meta:word-count="910" meta:character-count="5713"/>
  </office:meta>
</office:document-meta>
</file>